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Diapositive_20_d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Diapositive_20_de_20_titre-notes">
      <style:graphic-properties draw:fill-color="#ffffff" fo:min-height="13.364cm"/>
    </style:style>
    <style:style style:name="pr4" style:family="presentation" style:parent-style-name="Titre_20_et_20_contenu-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5" style:family="presentation" style:parent-style-name="Titre_20_et_20_contenu-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itre_20_et_20_contenu-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36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8pt"/>
    </style:style>
    <style:style style:name="P5" style:family="paragraph">
      <style:paragraph-properties fo:text-align="start" style:font-independent-line-spacing="true"/>
      <style:text-properties fo:font-size="40pt"/>
    </style:style>
    <style:style style:name="P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8" style:family="paragraph">
      <style:paragraph-properties fo:margin-left="0.191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text-align="start" style:font-independent-line-spacing="true"/>
      <style:text-properties fo:font-size="24pt"/>
    </style:style>
    <style:style style:name="T1" style:family="text">
      <style:text-properties fo:font-variant="normal" fo:text-transform="none" fo:color="#94c600"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424242"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94c600"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3e3d2d"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3e3d2d" style:text-line-through-style="none" style:text-line-through-type="none" style:text-position="0% 100%" style:font-name="Century Gothic1"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number text:level="1" style:num-format="">
        <style:list-level-properties text:min-label-width="0.6cm"/>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4c600"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192cm" text:min-label-width="0.761cm"/>
        <style:text-properties fo:color="#94c600" fo:font-size="76%"/>
      </text:list-level-style-number>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9.203cm" svg:height="4.727cm" svg:x="13.1cm" svg:y="7.525cm" presentation:class="title" presentation:user-transformed="true">
          <draw:text-box>
            <text:p text:style-name="P1"><text:span text:style-name="T1">Groupe 7</text:span></text:p>
          </draw:text-box>
        </draw:frame>
        <draw:frame draw:name="Sous-titre 2" presentation:style-name="pr2" draw:text-style-name="P4" draw:layer="layout" svg:width="9.193cm" svg:height="3.501cm" svg:x="13.148cm" svg:y="12.281cm" presentation:class="subtitle" presentation:user-transformed="true">
          <draw:text-box>
            <text:p text:style-name="P3"><text:span text:style-name="T2">Nouvelles fonctionnalités webapp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Géolocalisation dynamique" draw:style-name="dp1" draw:master-page-name="Titre_20_et_20_contenu" presentation:presentation-page-layout-name="AL2T11">
        <draw:frame draw:name="Titre 1" presentation:style-name="pr4" draw:text-style-name="P5" draw:layer="layout" svg:width="19.512cm" svg:height="3.174cm" svg:x="2.899cm" svg:y="2.855cm" presentation:class="title" presentation:user-transformed="true">
          <draw:text-box>
            <text:p text:style-name="P1"><text:span text:style-name="T3">Géolocalisation dynamique</text:span></text:p>
          </draw:text-box>
        </draw:frame>
        <draw:frame draw:name="Espace réservé du contenu 2" presentation:style-name="pr5" draw:text-style-name="P9" draw:layer="layout" svg:width="18.825cm" svg:height="9.746cm" svg:x="2.899cm" svg:y="6.455cm" presentation:class="outline" presentation:user-transformed="true">
          <draw:text-box>
            <text:list text:style-name="L3">
              <text:list-item>
                <text:p text:style-name="P6"><text:span text:style-name="T4">La personne peut avoir à changer de position</text:span></text:p>
              </text:list-item>
            </text:list>
            <text:list text:style-name="L4">
              <text:list-item>
                <text:list>
                  <text:list-item>
                    <text:p text:style-name="P7"><text:span text:style-name="T5">Chute, se mettre à l’abri…</text:span></text:p>
                  </text:list-item>
                </text:list>
              </text:list-item>
              <text:list-item>
                <text:p text:style-name="P6"><text:span text:style-name="T4">Besoin d’actualiser la position en temps réel </text:span></text:p>
              </text:list-item>
            </text:list>
            <text:p text:style-name="P8"><text:span text:style-name="T4"/></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Activation automatique de la géolocalisation " draw:style-name="dp1" draw:master-page-name="Titre_20_et_20_contenu" presentation:presentation-page-layout-name="AL2T11">
        <draw:frame draw:name="Titre 1" presentation:style-name="pr4" draw:text-style-name="P5" draw:layer="layout" svg:width="19.512cm" svg:height="3.174cm" svg:x="2.899cm" svg:y="2.855cm" presentation:class="title" presentation:user-transformed="true">
          <draw:text-box>
            <text:p text:style-name="P1"><text:span text:style-name="T3">Activation automatique de la géolocalisation </text:span></text:p>
          </draw:text-box>
        </draw:frame>
        <draw:frame draw:name="Espace réservé du contenu 2" presentation:style-name="pr5" draw:text-style-name="P9" draw:layer="layout" svg:width="18.825cm" svg:height="9.746cm" svg:x="2.899cm" svg:y="6.455cm" presentation:class="outline" presentation:user-transformed="true">
          <draw:text-box>
            <text:list text:style-name="L3">
              <text:list-item>
                <text:p text:style-name="P6"><text:span text:style-name="T4">Personne peu expérimentée dans le paramétrage d’un smartphone</text:span></text:p>
              </text:list-item>
              <text:list-item>
                <text:p text:style-name="P6"><text:span text:style-name="T4">Proposer un process d’activation automatique de la géolocalisation </text:span></text:p>
              </text:list-item>
              <text:list-item>
                <text:p text:style-name="P6"><text:span text:style-name="T4">Le cas échéant, un mode opératoire avec les étapes à réaliser pour activer la géolocalisation <text:s text:c="2"/></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gradient"/>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24pt" style:language-asian="fr" style:country-asian="FR" style:font-style-asian="normal" style:font-weight-asian="normal" style:font-name-complex="Mangal" style:font-family-complex="Mangal" style:font-family-generic-complex="system" style:font-pitch-complex="variable" style:font-size-complex="24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cm" fo:margin-bottom="0.4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cm" fo:margin-bottom="0.3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cm" fo:margin-bottom="0.2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cm" fo:margin-bottom="0.1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cm" fo:margin-bottom="0.1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cm" fo:margin-bottom="0.1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cm" fo:margin-bottom="0.1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cm" fo:margin-bottom="0.1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gradient"/>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3e3d2d" style:text-outline="false" style:text-line-through-style="none" style:text-line-through-type="none" style:text-position="0% 100%" style:font-name="Century Gothic1" fo:font-family="'Century Gothic'"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24pt" style:language-asian="fr" style:country-asian="FR" style:font-style-asian="normal" style:font-weight-asian="normal" style:font-name-complex="Mangal" style:font-family-complex="Mangal" style:font-family-generic-complex="system" style:font-pitch-complex="variable" style:font-size-complex="24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cm" fo:margin-bottom="0.4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cm" fo:margin-bottom="0.3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cm" fo:margin-bottom="0.2cm" fo:line-height="100%" fo:text-align="start" style:punctuation-wrap="hanging" style:writing-mode="lr-tb"/>
      <style:text-properties fo:font-variant="normal" fo:text-transform="none" fo:color="#3e3d2d"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cm" fo:margin-bottom="0.1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cm" fo:margin-bottom="0.1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cm" fo:margin-bottom="0.1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cm" fo:margin-bottom="0.1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cm" fo:margin-bottom="0.1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ffff" draw:opacity="10%"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ffffff" svg:stroke-opacity="20%" draw:fill="none"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35cm" svg:stroke-color="#ffffff" svg:stroke-opacity="12%" draw:fill="solid" draw:fill-color="#ffffff" draw:opacity="10%"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solid" svg:stroke-width="0.035cm" svg:stroke-color="#ffffff" svg:stroke-opacity="12%" draw:fill="solid" draw:fill-color="#ffffff" draw:opacity="0%"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solid" svg:stroke-width="0.035cm" svg:stroke-color="#ffffff" svg:stroke-opacity="8%" draw:fill="solid" draw:fill-color="#ffffff" draw:opacity="7%"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ffffff" svg:stroke-opacity="8%" draw:fill="solid" draw:fill-color="#ffffff" draw:opacity="4%"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solid" svg:stroke-width="0.035cm" svg:stroke-color="#ffffff" svg:stroke-opacity="12%" draw:fill="solid" draw:fill-color="#ffffff" draw:opacity="6%" draw:textarea-vertical-align="middle" draw:auto-grow-height="false" draw:fit-to-size="false" fo:min-height="0cm" fo:min-width="0cm" fo:padding-top="0.125cm" fo:padding-bottom="0.125cm" fo:padding-left="0.25cm" fo:padding-right="0.25cm" fo:wrap-option="wrap"/>
    </style:style>
    <style:style style:name="Mgr10" style:family="graphic" style:parent-style-name="standard">
      <style:graphic-properties draw:stroke="solid" svg:stroke-width="0.035cm" svg:stroke-color="#ffffff" svg:stroke-opacity="12%" draw:fill="solid" draw:fill-color="#ffffff" draw:opacity="4%" draw:textarea-vertical-align="middle" draw:auto-grow-height="false" draw:fit-to-size="false" fo:min-height="0cm" fo:min-width="0cm" fo:padding-top="0.125cm" fo:padding-bottom="0.125cm" fo:padding-left="0.25cm" fo:padding-right="0.25cm" fo:wrap-option="wrap"/>
    </style:style>
    <style:style style:name="Mgr11"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Mgr12" style:family="graphic" style:parent-style-name="standard">
      <style:graphic-properties draw:stroke="solid" svg:stroke-width="0.044cm" svg:stroke-color="#74a510" draw:fill="solid" draw:fill-color="#f5f5f5" draw:textarea-vertical-align="middle" draw:auto-grow-height="false" draw:fit-to-size="false" fo:min-height="0cm" fo:min-width="0cm" fo:padding-top="0.125cm" fo:padding-bottom="0.125cm" fo:padding-left="0.25cm" fo:padding-right="0.25cm" fo:wrap-option="wrap"/>
    </style:style>
    <style:style style:name="Mgr13" style:family="graphic" style:parent-style-name="standard">
      <style:graphic-properties draw:stroke="none" svg:stroke-width="0.044cm" draw:fill="solid" draw:fill-color="#71685a" draw:textarea-vertical-align="middle" draw:auto-grow-height="false" draw:fit-to-size="false" fo:min-height="0cm" fo:min-width="0cm" fo:padding-top="0.125cm" fo:padding-bottom="0.125cm" fo:padding-left="0.25cm" fo:padding-right="0.25cm" fo:wrap-option="wrap"/>
    </style:style>
    <style:style style:name="Mgr14" style:family="graphic" style:parent-style-name="standard">
      <style:graphic-properties draw:stroke="none" svg:stroke-width="0.044cm" draw:fill="solid" draw:fill-color="#94c600" draw:textarea-vertical-align="middle" draw:auto-grow-height="false" draw:fit-to-size="false" fo:min-height="0cm" fo:min-width="0cm" fo:padding-top="0.125cm" fo:padding-bottom="0.125cm" fo:padding-left="0.25cm" fo:padding-right="0.25cm" fo:wrap-option="wrap"/>
    </style:style>
    <style:style style:name="Mpr1" style:family="presentation" style:parent-style-name="Diapositive_20_d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Mpr4"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Diapositive_20_de_20_titre-backgroundobjects">
      <style:graphic-properties draw:stroke="none" draw:fill="none" draw:fill-color="#ffffff" draw:auto-grow-height="false" fo:min-height="1.485cm"/>
    </style:style>
    <style:style style:name="Mpr6" style:family="presentation" style:parent-style-name="Diapositive_20_de_20_titre-backgroundobjects">
      <style:graphic-properties draw:stroke="none" draw:fill="none" draw:fill-color="#ffffff" draw:textarea-vertical-align="bottom" draw:auto-grow-height="false" fo:min-height="1.485cm"/>
    </style:style>
    <style:style style:name="Mpr7" style:family="presentation" style:parent-style-name="Titre_20_et_20_contenu-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8"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re_20_et_20_contenu-backgroundobjects">
      <style:graphic-properties draw:stroke="none" draw:fill="none" draw:fill-color="#ffffff" draw:auto-grow-height="false" fo:min-height="1.485cm"/>
    </style:style>
    <style:style style:name="Mpr11"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font-size="36pt" fo:hyphenate="false"/>
    </style:style>
    <style:style style:name="MP5" style:family="paragraph">
      <style:paragraph-properties fo:text-align="start" style:font-independent-line-spacing="true"/>
      <style:text-properties fo:font-size="36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24pt" style:font-size-asian="14pt" style:font-size-complex="1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margin-top="0cm" fo:margin-bottom="0cm" fo:line-height="100%" fo:text-align="start" style:punctuation-wrap="hanging" style:writing-mode="lr-tb"/>
      <style:text-properties fo:font-size="40pt" fo:hyphenate="false"/>
    </style:style>
    <style:style style:name="MP10" style:family="paragraph">
      <style:paragraph-properties fo:text-align="start" style:font-independent-line-spacing="true"/>
      <style:text-properties fo:font-size="40pt"/>
    </style:style>
    <style:style style:name="MP11" style:family="paragraph">
      <style:paragraph-properties fo:text-align="start"/>
      <style:text-properties fo:font-size="24pt"/>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24pt" fo:hyphenate="false"/>
    </style:style>
    <style:style style:name="MP13" style:family="paragraph">
      <style:paragraph-properties fo:margin-left="0cm" fo:margin-right="0cm" fo:margin-top="0.155cm" fo:margin-bottom="0cm" fo:line-height="100%" fo:text-align="start" fo:text-indent="0cm" style:punctuation-wrap="hanging" style:writing-mode="lr-tb"/>
      <style:text-properties fo:font-size="24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5" style:family="paragraph">
      <style:paragraph-properties fo:margin-left="0cm" fo:margin-right="0cm" fo:margin-top="0.127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13cm" fo:margin-bottom="0cm" fo:line-height="100%" fo:text-align="start" fo:text-indent="0cm" style:punctuation-wrap="hanging" style:writing-mode="lr-tb"/>
      <style:text-properties fo:font-size="24pt" fo:hyphenate="false"/>
    </style:style>
    <style:style style:name="MP17" style:family="paragraph">
      <style:paragraph-properties fo:text-align="start" style:font-independent-line-spacing="true"/>
      <style:text-properties fo:font-size="2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94c600"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fefefe"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94c6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94c600" style:text-line-through-style="none" style:text-line-through-type="none" style:text-position="0% 100%" style:font-name="Century Gothic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3e3d2d" style:text-line-through-style="none" style:text-line-through-type="none" style:text-position="0% 100%" style:font-name="Century Gothic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3e3d2d" style:text-line-through-style="none" style:text-line-through-type="none" style:text-position="0% 100%" style:font-name="Century Gothic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font-variant="normal" fo:text-transform="none" fo:color="#3e3d2d"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3e3d2d"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3e3d2d"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efefe"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94c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efef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94c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192cm" text:min-label-width="0.761cm"/>
        <style:text-properties fo:font-family="'Wingdings 2'" style:font-family-generic="roman" style:font-pitch="variable" style:font-charset="x-symbol" fo:color="#94c600" fo:font-size="76%"/>
      </text:list-level-style-bullet>
      <text:list-level-style-bullet text:level="2" text:bullet-char="">
        <style:list-level-properties text:space-before="1.017cm" text:min-label-width="0.761cm"/>
        <style:text-properties fo:font-family="'Wingdings 2'" style:font-family-generic="roman" style:font-pitch="variable" style:font-charset="x-symbol" fo:color="#94c600" fo:font-size="76%"/>
      </text:list-level-style-bullet>
      <text:list-level-style-bullet text:level="3" text:bullet-char="">
        <style:list-level-properties text:space-before="1.906cm" text:min-label-width="0.634cm"/>
        <style:text-properties fo:font-family="'Wingdings 2'" style:font-family-generic="roman" style:font-pitch="variable" style:font-charset="x-symbol" fo:color="#94c600" fo:font-size="76%"/>
      </text:list-level-style-bullet>
      <text:list-level-style-bullet text:level="4" text:bullet-char="">
        <style:list-level-properties text:space-before="2.49cm" text:min-label-width="0.634cm"/>
        <style:text-properties fo:font-family="'Wingdings 2'" style:font-family-generic="roman" style:font-pitch="variable" style:font-charset="x-symbol" fo:color="#94c600" fo:font-size="76%"/>
      </text:list-level-style-bullet>
      <text:list-level-style-bullet text:level="5" text:bullet-char="">
        <style:list-level-properties text:space-before="3.049cm" text:min-label-width="0.634cm"/>
        <style:text-properties fo:font-family="'Wingdings 2'" style:font-family-generic="roman" style:font-pitch="variable" style:font-charset="x-symbol" fo:color="#94c600" fo:font-size="76%"/>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Diapositive_20_de_20_titre" style:display-name="Diapositive de titre" style:page-layout-name="PM1" draw:style-name="Mdp1">
      <draw:g draw:name="Group 41" drawooo:display="printer">
        <draw:g draw:name="Group 44">
          <draw:g draw:name="Group 4">
            <draw:custom-shape draw:name="Rectangle 112" draw:style-name="Mgr3" draw:text-style-name="MP3" draw:layer="layout" svg:width="4.444cm" svg:height="19.049cm" svg:x="2.75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3" draw:layer="layout" svg:width="1.269cm" svg:height="19.049cm" svg:x="0.21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layout" svg:width="2.116cm" svg:height="19.049cm" svg:x="0.85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3" draw:layer="layout" svg:width="4.444cm" svg:height="19.049cm" svg:x="3.9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3" draw:text-style-name="MP3" draw:layer="layout" svg:width="1.269cm" svg:height="19.049cm" svg:x="1.3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3" draw:text-style-name="MP3" draw:layer="layout" svg:width="2.116cm" svg:height="19.049cm" svg:x="2.02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3" draw:layer="layout" svg:width="4.444cm" svg:height="19.049cm" draw:transform="rotate (-3.14159265358979) translate (23.076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3" draw:text-style-name="MP3" draw:layer="layout" svg:width="1.269cm" svg:height="19.049cm" draw:transform="rotate (-3.14159265358979) translate (25.616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3" draw:text-style-name="MP3" draw:layer="layout" svg:width="2.116cm" svg:height="19.049cm" draw:transform="rotate (-3.14159265358979) translate (24.981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 draw:text-style-name="MP3" draw:layer="layout" svg:width="7.831cm" svg:height="19.049cm" svg:x="10.79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3" draw:text-style-name="MP3" draw:layer="layout" svg:width="1.269cm" svg:height="19.049cm" svg:x="8.25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3" draw:text-style-name="MP3" draw:layer="layout" svg:width="2.116cm" svg:height="19.049cm" svg:x="8.8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4" draw:text-style-name="MP3" draw:layer="layout" svg:width="25.399cm" svg:height="3.265cm" svg:x="0.183cm" svg:y="13.986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4" draw:text-style-name="MP3" draw:layer="layout" svg:width="25.399cm" svg:height="2.473cm" svg:x="0.183cm" svg:y="9.632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4" draw:text-style-name="MP3" draw:layer="layout" svg:width="8.345cm" svg:height="3.364cm" svg:x="0.15cm" svg:y="15.669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4" draw:text-style-name="MP3" draw:layer="layout" svg:width="25.399cm" svg:height="4.106cm" svg:x="0.183cm" svg:y="14.679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4" draw:text-style-name="MP3" draw:layer="layout" svg:width="19.395cm" svg:height="4.777cm" svg:x="6.153cm" svg:y="14.256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5" draw:text-style-name="MP3" draw:layer="layout" svg:width="4.447cm" svg:height="3.855cm" draw:transform="rotate (-0.523598775598299) translate (9.8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6" draw:text-style-name="MP3" draw:layer="layout" svg:width="4.447cm" svg:height="3.855cm" draw:transform="rotate (-0.523598775598299) translate (11.811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7" draw:text-style-name="MP3" draw:layer="layout" svg:width="4.447cm" svg:height="3.855cm" draw:transform="rotate (-0.523598775598299) translate (11.838cm 3.5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8" draw:text-style-name="MP3" draw:layer="layout" svg:width="4.447cm" svg:height="3.855cm" draw:transform="rotate (-0.523598775598299) translate (9.747cm 0.0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9" draw:text-style-name="MP3" draw:layer="layout" svg:width="4.447cm" svg:height="3.855cm" draw:transform="rotate (-0.523598775598299) translate (13.875cm 14.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5" draw:text-style-name="MP3" draw:layer="layout" svg:width="3.503cm" svg:height="3.855cm" draw:transform="rotate (-0.523598775598299) translate (0.352cm 11.053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6" draw:text-style-name="MP3" draw:layer="layout" svg:width="4.447cm" svg:height="3.855cm" draw:transform="rotate (-0.523598775598299) translate (1.545cm 14.15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7" draw:text-style-name="MP3" draw:layer="layout" svg:width="4.447cm" svg:height="3.855cm" draw:transform="rotate (-0.523598775598299) translate (1.625cm 7.06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6" draw:text-style-name="MP3" draw:layer="layout" svg:width="4.447cm" svg:height="3.855cm" draw:transform="rotate (-0.523598775598299) translate (3.635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6" draw:text-style-name="MP3" draw:layer="layout" svg:width="4.447cm" svg:height="3.855cm" draw:transform="rotate (-0.523598775598299) translate (5.673cm 14.17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3" draw:layer="layout" svg:width="4.447cm" svg:height="3.855cm" draw:transform="rotate (-0.523598775598299) translate (5.726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6" draw:text-style-name="MP3" draw:layer="layout" svg:width="4.447cm" svg:height="3.855cm" draw:transform="rotate (-0.523598775598299) translate (3.688cm 3.4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5" draw:text-style-name="MP3" draw:layer="layout" svg:width="4.447cm" svg:height="3.855cm" draw:transform="rotate (-0.523598775598299) translate (20.384cm 10.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6" draw:text-style-name="MP3" draw:layer="layout" svg:width="4.447cm" svg:height="3.855cm" draw:transform="rotate (-0.523598775598299) translate (22.447cm 14.20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7" draw:text-style-name="MP3" draw:layer="layout" svg:width="4.447cm" svg:height="3.855cm" draw:transform="rotate (-0.523598775598299) translate (22.447cm 7.1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0" draw:text-style-name="MP3" draw:layer="layout" svg:width="3.453cm" svg:height="3.855cm" draw:transform="rotate (-0.523598775598299) translate (24.485cm 10.66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6" draw:text-style-name="MP3" draw:layer="layout" svg:width="3.449cm" svg:height="3.857cm" draw:transform="rotate (-0.523598775598299) translate (24.485cm 3.595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11" draw:text-style-name="MP3" draw:layer="backgroundobjects" drawooo:display="printer" svg:width="22.859cm" svg:height="17.181cm" svg:x="1.27cm" svg:y="0.9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12" draw:text-style-name="MP3" draw:layer="backgroundobjects" drawooo:display="printer" svg:width="10.219cm" svg:height="1.941cm" svg:x="12.67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13" draw:text-style-name="MP3" draw:layer="backgroundobjects" drawooo:display="printer" svg:width="9.736cm" svg:height="1.732cm" svg:x="12.914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2">
        <draw:g draw:name="Group 44">
          <draw:g draw:name="Group 4">
            <draw:custom-shape draw:name="Rectangle 114" draw:style-name="Mgr3" draw:text-style-name="MP3" draw:layer="layout" svg:width="4.444cm" svg:height="19.049cm" svg:x="2.5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3" draw:layer="layout" svg:width="1.26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layout" svg:width="2.116cm" svg:height="19.049cm" svg:x="0.63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84" draw:style-name="Mgr3" draw:text-style-name="MP3" draw:layer="layout" svg:width="4.444cm" svg:height="19.049cm" svg:x="3.71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Mgr3" draw:text-style-name="MP3" draw:layer="layout" svg:width="1.269cm" svg:height="19.049cm" svg:x="1.17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Mgr3" draw:text-style-name="MP3" draw:layer="layout" svg:width="2.116cm" svg:height="19.049cm" svg:x="1.8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77" draw:style-name="Mgr3" draw:text-style-name="MP3" draw:layer="layout" svg:width="4.444cm" svg:height="19.049cm" draw:transform="rotate (-3.14159265358979) translate (22.86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Mgr3" draw:text-style-name="MP3" draw:layer="layout" svg:width="1.269cm" svg:height="19.049cm" draw:transform="rotate (-3.14159265358979) translate (25.4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Mgr3" draw:text-style-name="MP3" draw:layer="layout" svg:width="2.116cm" svg:height="19.049cm" draw:transform="rotate (-3.14159265358979) translate (24.765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74" draw:style-name="Mgr3" draw:text-style-name="MP3" draw:layer="layout" svg:width="7.831cm" svg:height="19.049cm" svg:x="10.58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Mgr3" draw:text-style-name="MP3" draw:layer="layout" svg:width="1.269cm" svg:height="19.049cm" svg:x="8.04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Mgr3" draw:text-style-name="MP3" draw:layer="layout" svg:width="2.116cm" svg:height="19.049cm" svg:x="8.67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4" draw:style-name="Mgr4" draw:text-style-name="MP3" draw:layer="layout" svg:width="25.399cm" svg:height="3.265cm" svg:x="-0.033cm" svg:y="13.986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7" draw:style-name="Mgr4" draw:text-style-name="MP3" draw:layer="layout" svg:width="25.399cm" svg:height="2.473cm" svg:x="-0.033cm" svg:y="9.632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8" draw:style-name="Mgr4" draw:text-style-name="MP3" draw:layer="layout" svg:width="8.345cm" svg:height="3.364cm" svg:x="-0.066cm" svg:y="15.669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50" draw:style-name="Mgr4" draw:text-style-name="MP3" draw:layer="layout" svg:width="25.399cm" svg:height="4.106cm" svg:x="-0.033cm" svg:y="14.679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51" draw:style-name="Mgr4" draw:text-style-name="MP3" draw:layer="layout" svg:width="19.395cm" svg:height="4.777cm" svg:x="5.938cm" svg:y="14.256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52" draw:style-name="Mgr5" draw:text-style-name="MP3" draw:layer="layout" svg:width="4.447cm" svg:height="3.855cm" draw:transform="rotate (-0.523598775598299) translate (9.585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6" draw:text-style-name="MP3" draw:layer="layout" svg:width="4.447cm" svg:height="3.855cm" draw:transform="rotate (-0.523598775598299) translate (11.596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4" draw:style-name="Mgr7" draw:text-style-name="MP3" draw:layer="layout" svg:width="4.447cm" svg:height="3.855cm" draw:transform="rotate (-0.523598775598299) translate (11.622cm 3.5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5" draw:style-name="Mgr8" draw:text-style-name="MP3" draw:layer="layout" svg:width="4.447cm" svg:height="3.855cm" draw:transform="rotate (-0.523598775598299) translate (9.532cm 0.0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9" draw:text-style-name="MP3" draw:layer="layout" svg:width="4.447cm" svg:height="3.855cm" draw:transform="rotate (-0.523598775598299) translate (13.659cm 14.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7" draw:style-name="Mgr5" draw:text-style-name="MP3" draw:layer="layout" svg:width="3.503cm" svg:height="3.855cm" draw:transform="rotate (-0.523598775598299) translate (0.137cm 11.053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8" draw:style-name="Mgr6" draw:text-style-name="MP3" draw:layer="layout" svg:width="4.447cm" svg:height="3.855cm" draw:transform="rotate (-0.523598775598299) translate (1.33cm 14.15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3" draw:layer="layout" svg:width="4.447cm" svg:height="3.855cm" draw:transform="rotate (-0.523598775598299) translate (1.409cm 7.06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0" draw:style-name="Mgr6" draw:text-style-name="MP3" draw:layer="layout" svg:width="4.447cm" svg:height="3.855cm" draw:transform="rotate (-0.523598775598299) translate (3.42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1" draw:style-name="Mgr6" draw:text-style-name="MP3" draw:layer="layout" svg:width="4.447cm" svg:height="3.855cm" draw:transform="rotate (-0.523598775598299) translate (5.457cm 14.17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2" draw:style-name="Mgr7" draw:text-style-name="MP3" draw:layer="layout" svg:width="4.447cm" svg:height="3.855cm" draw:transform="rotate (-0.523598775598299) translate (5.51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3" draw:style-name="Mgr6" draw:text-style-name="MP3" draw:layer="layout" svg:width="4.447cm" svg:height="3.855cm" draw:transform="rotate (-0.523598775598299) translate (3.473cm 3.4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4" draw:style-name="Mgr5" draw:text-style-name="MP3" draw:layer="layout" svg:width="4.447cm" svg:height="3.855cm" draw:transform="rotate (-0.523598775598299) translate (20.168cm 10.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5" draw:style-name="Mgr6" draw:text-style-name="MP3" draw:layer="layout" svg:width="4.447cm" svg:height="3.855cm" draw:transform="rotate (-0.523598775598299) translate (22.232cm 14.20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6" draw:style-name="Mgr7" draw:text-style-name="MP3" draw:layer="layout" svg:width="4.447cm" svg:height="3.855cm" draw:transform="rotate (-0.523598775598299) translate (22.232cm 7.1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67" draw:style-name="Mgr10" draw:text-style-name="MP3" draw:layer="layout" svg:width="3.453cm" svg:height="3.855cm" draw:transform="rotate (-0.523598775598299) translate (24.269cm 10.66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68" draw:style-name="Mgr6" draw:text-style-name="MP3" draw:layer="layout" svg:width="3.449cm" svg:height="3.857cm" draw:transform="rotate (-0.523598775598299) translate (24.27cm 3.595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45" draw:style-name="Mgr12" draw:text-style-name="MP3" draw:layer="backgroundobjects" svg:width="10.219cm" svg:height="17.421cm" svg:x="12.67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13" draw:text-style-name="MP3" draw:layer="backgroundobjects" svg:width="9.736cm" svg:height="6.424cm" svg:x="12.914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5" draw:layer="backgroundobjects" svg:width="9.203cm" svg:height="4.727cm" svg:x="13.148cm" svg:y="7.524cm" presentation:class="title" presentation:user-transformed="true">
        <draw:text-box>
          <text:p text:style-name="MP4"><text:span text:style-name="MT1">Cliquez pour éditer le format du texte-titreModifiez le style du titre</text:span></text:p>
        </draw:text-box>
      </draw:frame>
      <draw:frame draw:name="Date Placeholder 3" presentation:style-name="Mpr2" draw:text-style-name="MP7" draw:layer="backgroundobjects" svg:width="5.926cm" svg:height="2.085cm" svg:x="13.163cm" svg:y="4.213cm" presentation:class="date-time" presentation:user-transformed="true">
        <draw:text-box>
          <text:p text:style-name="MP6"><text:span text:style-name="MT2"><text:date style:data-style-name="D1" text:date-value="2015-10-23">23/10/2015</text:date></text:span></text:p>
        </draw:text-box>
      </draw:frame>
      <draw:custom-shape draw:name="Rectangle 49" draw:style-name="Mgr14" draw:text-style-name="MP3" draw:layer="backgroundobjects" svg:width="9.736cm" svg:height="0.226cm" svg:x="12.919cm" svg:y="16.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4" presentation:style-name="Mpr3" draw:text-style-name="MP8" draw:layer="backgroundobjects" svg:width="7.865cm" svg:height="1.013cm" svg:x="14.732cm" svg:y="15.889cm" presentation:class="footer" presentation:user-transformed="true">
        <draw:text-box>
          <text:p/>
        </draw:text-box>
      </draw:frame>
      <draw:frame draw:name="Slide Number Placeholder 5" presentation:style-name="Mpr4" draw:text-style-name="MP8" draw:layer="backgroundobjects" svg:width="1.787cm" svg:height="1.013cm" svg:x="12.914cm" svg:y="15.889cm" presentation:class="page-number" presentation:user-transformed="true">
        <draw:text-box>
          <text:p text:style-name="MP6"><text:span text:style-name="MT3"><text:page-number>&lt;numéro&gt;</text:page-number></text:span></text:p>
        </draw:text-box>
      </draw:frame>
      <draw:custom-shape draw:name="Rectangle 88" draw:style-name="Mgr14" draw:text-style-name="MP3" draw:layer="backgroundobjects" svg:width="9.736cm" svg:height="0.226cm" svg:x="12.919cm" svg:y="16.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e_20_de_20_titre-outline1" draw:layer="backgroundobjects" svg:width="22.859cm" svg:height="11.048cm" svg:x="1.27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Titre_20_et_20_contenu" style:display-name="Titre et contenu" style:page-layout-name="PM1" draw:style-name="Mdp1">
      <draw:g draw:name="Group 41">
        <draw:g draw:name="Group 44">
          <draw:g draw:name="Group 4">
            <draw:custom-shape draw:name="Rectangle 112" draw:style-name="Mgr3" draw:text-style-name="MP3" draw:layer="layout" svg:width="4.444cm" svg:height="19.049cm" svg:x="2.75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3" draw:text-style-name="MP3" draw:layer="layout" svg:width="1.269cm" svg:height="19.049cm" svg:x="0.21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3" draw:text-style-name="MP3" draw:layer="layout" svg:width="2.116cm" svg:height="19.049cm" svg:x="0.85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Rectangle 109" draw:style-name="Mgr3" draw:text-style-name="MP3" draw:layer="layout" svg:width="4.444cm" svg:height="19.049cm" svg:x="3.93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Mgr3" draw:text-style-name="MP3" draw:layer="layout" svg:width="1.269cm" svg:height="19.049cm" svg:x="1.3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Mgr3" draw:text-style-name="MP3" draw:layer="layout" svg:width="2.116cm" svg:height="19.049cm" svg:x="2.02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custom-shape draw:name="Rectangle 106" draw:style-name="Mgr3" draw:text-style-name="MP3" draw:layer="layout" svg:width="4.444cm" svg:height="19.049cm" draw:transform="rotate (-3.14159265358979) translate (23.076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Mgr3" draw:text-style-name="MP3" draw:layer="layout" svg:width="1.269cm" svg:height="19.049cm" draw:transform="rotate (-3.14159265358979) translate (25.616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Mgr3" draw:text-style-name="MP3" draw:layer="layout" svg:width="2.116cm" svg:height="19.049cm" draw:transform="rotate (-3.14159265358979) translate (24.981cm 19.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03" draw:style-name="Mgr3" draw:text-style-name="MP3" draw:layer="layout" svg:width="7.831cm" svg:height="19.049cm" svg:x="10.79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Mgr3" draw:text-style-name="MP3" draw:layer="layout" svg:width="1.269cm" svg:height="19.049cm" svg:x="8.25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Mgr3" draw:text-style-name="MP3" draw:layer="layout" svg:width="2.116cm" svg:height="19.049cm" svg:x="8.8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43" draw:style-name="Mgr4" draw:text-style-name="MP3" draw:layer="layout" svg:width="25.399cm" svg:height="3.265cm" svg:x="0.183cm" svg:y="13.986cm">
          <text:p/>
          <draw:enhanced-geometry draw:mirror-horizontal="false" draw:mirror-vertical="false" drawooo:sub-view-size="9144000 1175655" draw:text-areas="0 0 ?f50 ?f51" svg:viewBox="0 0 0 0" draw:type="ooxml-non-primitive" draw:enhanced-path="M 0 1116279 C 493815 1145967 987631 1175655 1674420 1163780 2361209 1151905 3204358 1138050 4120737 1045027 5037116 952004 6335486 779811 7172696 605640 8009907 431469 8866910 154379 9144000 0 N">
            <draw:equation draw:name="f0" draw:formula="0*logwidth/9144000"/>
            <draw:equation draw:name="f1" draw:formula="1116280*logheight/1175656"/>
            <draw:equation draw:name="f2" draw:formula="1674420*logwidth/9144000"/>
            <draw:equation draw:name="f3" draw:formula="1163781*logheight/1175656"/>
            <draw:equation draw:name="f4" draw:formula="4120737*logwidth/9144000"/>
            <draw:equation draw:name="f5" draw:formula="1045028*logheight/1175656"/>
            <draw:equation draw:name="f6" draw:formula="7172696*logwidth/9144000"/>
            <draw:equation draw:name="f7" draw:formula="605641*logheight/1175656"/>
            <draw:equation draw:name="f8" draw:formula="9144000*logwidth/9144000"/>
            <draw:equation draw:name="f9" draw:formula="0*logheight/1175656"/>
            <draw:equation draw:name="f10" draw:formula="0*logwidth/9144000"/>
            <draw:equation draw:name="f11" draw:formula="1270659*logheight/1330035"/>
            <draw:equation draw:name="f12" draw:formula="1674420*logwidth/9144000"/>
            <draw:equation draw:name="f13" draw:formula="1318160*logheight/1330035"/>
            <draw:equation draw:name="f14" draw:formula="4120737*logwidth/9144000"/>
            <draw:equation draw:name="f15" draw:formula="1199407*logheight/1330035"/>
            <draw:equation draw:name="f16" draw:formula="7172696*logwidth/9144000"/>
            <draw:equation draw:name="f17" draw:formula="760020*logheight/1330035"/>
            <draw:equation draw:name="f18" draw:formula="9144000*logwidth/9144000"/>
            <draw:equation draw:name="f19" draw:formula="0*logheight/1330035"/>
            <draw:equation draw:name="f20" draw:formula="0*logwidth/9144000"/>
            <draw:equation draw:name="f21" draw:formula="1270659*logheight/1330035"/>
            <draw:equation draw:name="f22" draw:formula="1674420*logwidth/9144000"/>
            <draw:equation draw:name="f23" draw:formula="1318160*logheight/1330035"/>
            <draw:equation draw:name="f24" draw:formula="4120737*logwidth/9144000"/>
            <draw:equation draw:name="f25" draw:formula="1199407*logheight/1330035"/>
            <draw:equation draw:name="f26" draw:formula="7172696*logwidth/9144000"/>
            <draw:equation draw:name="f27" draw:formula="760020*logheight/1330035"/>
            <draw:equation draw:name="f28" draw:formula="9144000*logwidth/9144000"/>
            <draw:equation draw:name="f29" draw:formula="0*logheight/1330035"/>
            <draw:equation draw:name="f30" draw:formula="0*logwidth/9144000"/>
            <draw:equation draw:name="f31" draw:formula="1270659*logheight/1330035"/>
            <draw:equation draw:name="f32" draw:formula="1674420*logwidth/9144000"/>
            <draw:equation draw:name="f33" draw:formula="1318160*logheight/1330035"/>
            <draw:equation draw:name="f34" draw:formula="4120737*logwidth/9144000"/>
            <draw:equation draw:name="f35" draw:formula="1199407*logheight/1330035"/>
            <draw:equation draw:name="f36" draw:formula="7172696*logwidth/9144000"/>
            <draw:equation draw:name="f37" draw:formula="760020*logheight/1330035"/>
            <draw:equation draw:name="f38" draw:formula="9144000*logwidth/9144000"/>
            <draw:equation draw:name="f39" draw:formula="0*logheight/1330035"/>
            <draw:equation draw:name="f40" draw:formula="0*logwidth/9144000"/>
            <draw:equation draw:name="f41" draw:formula="1116279*logheight/1175655"/>
            <draw:equation draw:name="f42" draw:formula="1674420*logwidth/9144000"/>
            <draw:equation draw:name="f43" draw:formula="1163780*logheight/1175655"/>
            <draw:equation draw:name="f44" draw:formula="4120737*logwidth/9144000"/>
            <draw:equation draw:name="f45" draw:formula="1045027*logheight/1175655"/>
            <draw:equation draw:name="f46" draw:formula="7172696*logwidth/9144000"/>
            <draw:equation draw:name="f47" draw:formula="605640*logheight/1175655"/>
            <draw:equation draw:name="f48" draw:formula="9144000*logwidth/9144000"/>
            <draw:equation draw:name="f49" draw:formula="0*logheight/1175655"/>
            <draw:equation draw:name="f50" draw:formula="logwidth"/>
            <draw:equation draw:name="f51" draw:formula="logheight"/>
          </draw:enhanced-geometry>
        </draw:custom-shape>
        <draw:custom-shape draw:name="Freeform 44" draw:style-name="Mgr4" draw:text-style-name="MP3" draw:layer="layout" svg:width="25.399cm" svg:height="2.473cm" svg:x="0.183cm" svg:y="9.632cm">
          <text:p/>
          <draw:enhanced-geometry draw:mirror-horizontal="false" draw:mirror-vertical="false" drawooo:sub-view-size="9144000 890650" draw:text-areas="0 0 ?f10 ?f11" svg:viewBox="0 0 0 0" draw:type="ooxml-non-primitive" draw:enhanced-path="M 0 890650 C 263236 751114 526472 611579 1045028 475013 1563584 338447 2299855 138545 3111335 71252 3922815 3959 4908467 0 5913911 71252 6919355 142504 8595756 427512 9144000 498764 N">
            <draw:equation draw:name="f0" draw:formula="0*logwidth/9144000"/>
            <draw:equation draw:name="f1" draw:formula="890650*logheight/890650"/>
            <draw:equation draw:name="f2" draw:formula="1045028*logwidth/9144000"/>
            <draw:equation draw:name="f3" draw:formula="475013*logheight/890650"/>
            <draw:equation draw:name="f4" draw:formula="3111335*logwidth/9144000"/>
            <draw:equation draw:name="f5" draw:formula="71252*logheight/890650"/>
            <draw:equation draw:name="f6" draw:formula="5913911*logwidth/9144000"/>
            <draw:equation draw:name="f7" draw:formula="71252*logheight/890650"/>
            <draw:equation draw:name="f8" draw:formula="9144000*logwidth/9144000"/>
            <draw:equation draw:name="f9" draw:formula="498764*logheight/890650"/>
            <draw:equation draw:name="f10" draw:formula="logwidth"/>
            <draw:equation draw:name="f11" draw:formula="logheight"/>
          </draw:enhanced-geometry>
        </draw:custom-shape>
        <draw:custom-shape draw:name="Freeform 45" draw:style-name="Mgr4" draw:text-style-name="MP3" draw:layer="layout" svg:width="8.345cm" svg:height="3.364cm" svg:x="0.15cm" svg:y="15.669cm">
          <text:p/>
          <draw:enhanced-geometry draw:mirror-horizontal="false" draw:mirror-vertical="false" drawooo:sub-view-size="3004457 1211283" draw:text-areas="0 0 ?f4 ?f5" svg:viewBox="0 0 0 0" draw:type="ooxml-non-primitive" draw:enhanced-path="M 0 0 C 1103415 501732 2206831 1003465 3004457 1211283 N">
            <draw:equation draw:name="f0" draw:formula="0*logwidth/3004457"/>
            <draw:equation draw:name="f1" draw:formula="0*logheight/1211283"/>
            <draw:equation draw:name="f2" draw:formula="3004457*logwidth/3004457"/>
            <draw:equation draw:name="f3" draw:formula="1211283*logheight/1211283"/>
            <draw:equation draw:name="f4" draw:formula="logwidth"/>
            <draw:equation draw:name="f5" draw:formula="logheight"/>
          </draw:enhanced-geometry>
        </draw:custom-shape>
        <draw:custom-shape draw:name="Freeform 46" draw:style-name="Mgr4" draw:text-style-name="MP3" draw:layer="layout" svg:width="25.399cm" svg:height="4.106cm" svg:x="0.183cm" svg:y="14.679cm">
          <text:p/>
          <draw:enhanced-geometry draw:mirror-horizontal="false" draw:mirror-vertical="false" drawooo:sub-view-size="9144000 1478478" draw:text-areas="0 0 ?f14 ?f15" svg:viewBox="0 0 0 0" draw:type="ooxml-non-primitive"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equation draw:name="f0" draw:formula="0*logwidth/9144000"/>
            <draw:equation draw:name="f1" draw:formula="0*logheight/1478478"/>
            <draw:equation draw:name="f2" draw:formula="1104405*logwidth/9144000"/>
            <draw:equation draw:name="f3" draw:formula="344385*logheight/1478478"/>
            <draw:equation draw:name="f4" draw:formula="3194462*logwidth/9144000"/>
            <draw:equation draw:name="f5" draw:formula="866899*logheight/1478478"/>
            <draw:equation draw:name="f6" draw:formula="5676405*logwidth/9144000"/>
            <draw:equation draw:name="f7" draw:formula="1282536*logheight/1478478"/>
            <draw:equation draw:name="f8" draw:formula="7730836*logwidth/9144000"/>
            <draw:equation draw:name="f9" draw:formula="1448790*logheight/1478478"/>
            <draw:equation draw:name="f10" draw:formula="8573984*logwidth/9144000"/>
            <draw:equation draw:name="f11" draw:formula="1460665*logheight/1478478"/>
            <draw:equation draw:name="f12" draw:formula="9144000*logwidth/9144000"/>
            <draw:equation draw:name="f13" draw:formula="1425039*logheight/1478478"/>
            <draw:equation draw:name="f14" draw:formula="logwidth"/>
            <draw:equation draw:name="f15" draw:formula="logheight"/>
          </draw:enhanced-geometry>
        </draw:custom-shape>
        <draw:custom-shape draw:name="Freeform 48" draw:style-name="Mgr4" draw:text-style-name="MP3" draw:layer="layout" svg:width="19.395cm" svg:height="4.777cm" svg:x="6.153cm" svg:y="14.256cm">
          <text:p/>
          <draw:enhanced-geometry draw:mirror-horizontal="false" draw:mirror-vertical="false" drawooo:sub-view-size="6982691 1719942" draw:text-areas="0 0 ?f22 ?f23" svg:viewBox="0 0 0 0" draw:type="ooxml-non-primitive"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equation draw:name="f0" draw:formula="0*logwidth/6982691"/>
            <draw:equation draw:name="f1" draw:formula="1719942*logheight/1719942"/>
            <draw:equation draw:name="f2" draw:formula="546265*logwidth/6982691"/>
            <draw:equation draw:name="f3" draw:formula="1185553*logheight/1719942"/>
            <draw:equation draw:name="f4" draw:formula="1330037*logwidth/6982691"/>
            <draw:equation draw:name="f5" draw:formula="710540*logheight/1719942"/>
            <draw:equation draw:name="f6" draw:formula="2078182*logwidth/6982691"/>
            <draw:equation draw:name="f7" draw:formula="437407*logheight/1719942"/>
            <draw:equation draw:name="f8" draw:formula="3348842*logwidth/6982691"/>
            <draw:equation draw:name="f9" draw:formula="152399*logheight/1719942"/>
            <draw:equation draw:name="f10" draw:formula="4001985*logwidth/6982691"/>
            <draw:equation draw:name="f11" draw:formula="69272*logheight/1719942"/>
            <draw:equation draw:name="f12" draw:formula="5047013*logwidth/6982691"/>
            <draw:equation draw:name="f13" draw:formula="9896*logheight/1719942"/>
            <draw:equation draw:name="f14" draw:formula="5890161*logwidth/6982691"/>
            <draw:equation draw:name="f15" draw:formula="9896*logheight/1719942"/>
            <draw:equation draw:name="f16" draw:formula="6495803*logwidth/6982691"/>
            <draw:equation draw:name="f17" draw:formula="9896*logheight/1719942"/>
            <draw:equation draw:name="f18" draw:formula="6899564*logwidth/6982691"/>
            <draw:equation draw:name="f19" draw:formula="33646*logheight/1719942"/>
            <draw:equation draw:name="f20" draw:formula="6982691*logwidth/6982691"/>
            <draw:equation draw:name="f21" draw:formula="45522*logheight/1719942"/>
            <draw:equation draw:name="f22" draw:formula="logwidth"/>
            <draw:equation draw:name="f23" draw:formula="logheight"/>
          </draw:enhanced-geometry>
        </draw:custom-shape>
        <draw:custom-shape draw:name="Hexagon 49" draw:style-name="Mgr5" draw:text-style-name="MP3" draw:layer="layout" svg:width="4.447cm" svg:height="3.855cm" draw:transform="rotate (-0.523598775598299) translate (9.8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0" draw:style-name="Mgr6" draw:text-style-name="MP3" draw:layer="layout" svg:width="4.447cm" svg:height="3.855cm" draw:transform="rotate (-0.523598775598299) translate (11.811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1" draw:style-name="Mgr7" draw:text-style-name="MP3" draw:layer="layout" svg:width="4.447cm" svg:height="3.855cm" draw:transform="rotate (-0.523598775598299) translate (11.838cm 3.57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2" draw:style-name="Mgr8" draw:text-style-name="MP3" draw:layer="layout" svg:width="4.447cm" svg:height="3.855cm" draw:transform="rotate (-0.523598775598299) translate (9.747cm 0.05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3" draw:style-name="Mgr9" draw:text-style-name="MP3" draw:layer="layout" svg:width="4.447cm" svg:height="3.855cm" draw:transform="rotate (-0.523598775598299) translate (13.875cm 14.1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54" draw:style-name="Mgr5" draw:text-style-name="MP3" draw:layer="layout" svg:width="3.503cm" svg:height="3.855cm" draw:transform="rotate (-0.523598775598299) translate (0.352cm 11.053cm)">
          <text:p/>
          <draw:enhanced-geometry draw:mirror-horizontal="false" draw:mirror-vertical="false" drawooo:sub-view-size="1261499 1388236" draw:text-areas="0 0 ?f42 ?f43" svg:viewBox="0 0 0 0" draw:type="ooxml-non-primitive" draw:enhanced-path="M 0 105098 L 56357 0 865241 0 1261499 694118 865241 1388236 744578 1387893 0 10509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261499"/>
            <draw:equation draw:name="f15" draw:formula="105098*logheight/1388236"/>
            <draw:equation draw:name="f16" draw:formula="56357*logwidth/1261499"/>
            <draw:equation draw:name="f17" draw:formula="0*logheight/1388236"/>
            <draw:equation draw:name="f18" draw:formula="865241*logwidth/1261499"/>
            <draw:equation draw:name="f19" draw:formula="0*logheight/1388236"/>
            <draw:equation draw:name="f20" draw:formula="1261499*logwidth/1261499"/>
            <draw:equation draw:name="f21" draw:formula="694118*logheight/1388236"/>
            <draw:equation draw:name="f22" draw:formula="865241*logwidth/1261499"/>
            <draw:equation draw:name="f23" draw:formula="1388236*logheight/1388236"/>
            <draw:equation draw:name="f24" draw:formula="56357*logwidth/1261499"/>
            <draw:equation draw:name="f25" draw:formula="1388236*logheight/1388236"/>
            <draw:equation draw:name="f26" draw:formula="0*logwidth/1261499"/>
            <draw:equation draw:name="f27" draw:formula="105098*logheight/1388236"/>
            <draw:equation draw:name="f28" draw:formula="0*logwidth/1261499"/>
            <draw:equation draw:name="f29" draw:formula="105098*logheight/1388236"/>
            <draw:equation draw:name="f30" draw:formula="56357*logwidth/1261499"/>
            <draw:equation draw:name="f31" draw:formula="0*logheight/1388236"/>
            <draw:equation draw:name="f32" draw:formula="865241*logwidth/1261499"/>
            <draw:equation draw:name="f33" draw:formula="0*logheight/1388236"/>
            <draw:equation draw:name="f34" draw:formula="1261499*logwidth/1261499"/>
            <draw:equation draw:name="f35" draw:formula="694118*logheight/1388236"/>
            <draw:equation draw:name="f36" draw:formula="865241*logwidth/1261499"/>
            <draw:equation draw:name="f37" draw:formula="1388236*logheight/1388236"/>
            <draw:equation draw:name="f38" draw:formula="744578*logwidth/1261499"/>
            <draw:equation draw:name="f39" draw:formula="1387893*logheight/1388236"/>
            <draw:equation draw:name="f40" draw:formula="0*logwidth/1261499"/>
            <draw:equation draw:name="f41" draw:formula="105098*logheight/1388236"/>
            <draw:equation draw:name="f42" draw:formula="logwidth"/>
            <draw:equation draw:name="f43" draw:formula="logheight"/>
          </draw:enhanced-geometry>
        </draw:custom-shape>
        <draw:custom-shape draw:name="Hexagon 55" draw:style-name="Mgr6" draw:text-style-name="MP3" draw:layer="layout" svg:width="4.447cm" svg:height="3.855cm" draw:transform="rotate (-0.523598775598299) translate (1.545cm 14.153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6" draw:style-name="Mgr7" draw:text-style-name="MP3" draw:layer="layout" svg:width="4.447cm" svg:height="3.855cm" draw:transform="rotate (-0.523598775598299) translate (1.625cm 7.062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7" draw:style-name="Mgr6" draw:text-style-name="MP3" draw:layer="layout" svg:width="4.447cm" svg:height="3.855cm" draw:transform="rotate (-0.523598775598299) translate (3.635cm 10.608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8" draw:style-name="Mgr6" draw:text-style-name="MP3" draw:layer="layout" svg:width="4.447cm" svg:height="3.855cm" draw:transform="rotate (-0.523598775598299) translate (5.673cm 14.17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59" draw:style-name="Mgr7" draw:text-style-name="MP3" draw:layer="layout" svg:width="4.447cm" svg:height="3.855cm" draw:transform="rotate (-0.523598775598299) translate (5.726cm 7.08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4" draw:style-name="Mgr6" draw:text-style-name="MP3" draw:layer="layout" svg:width="4.447cm" svg:height="3.855cm" draw:transform="rotate (-0.523598775598299) translate (3.688cm 3.49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5" draw:style-name="Mgr5" draw:text-style-name="MP3" draw:layer="layout" svg:width="4.447cm" svg:height="3.855cm" draw:transform="rotate (-0.523598775598299) translate (20.384cm 10.6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6" draw:style-name="Mgr6" draw:text-style-name="MP3" draw:layer="layout" svg:width="4.447cm" svg:height="3.855cm" draw:transform="rotate (-0.523598775598299) translate (22.447cm 14.206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97" draw:style-name="Mgr7" draw:text-style-name="MP3" draw:layer="layout" svg:width="4.447cm" svg:height="3.855cm" draw:transform="rotate (-0.523598775598299) translate (22.447cm 7.115cm)">
          <text:p/>
          <draw:enhanced-geometry draw:mirror-horizontal="false" draw:mirror-vertical="false" draw:text-areas="?f19 ?f20 ?f21 ?f22" svg:viewBox="0 0 0 0" draw:type="ooxml-hexagon" draw:modifiers="16966 35742"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Freeform 98" draw:style-name="Mgr10" draw:text-style-name="MP3" draw:layer="layout" svg:width="3.453cm" svg:height="3.855cm" draw:transform="rotate (-0.523598775598299) translate (24.485cm 10.66cm)">
          <text:p/>
          <draw:enhanced-geometry draw:mirror-horizontal="false" draw:mirror-vertical="false" drawooo:sub-view-size="1243407 1388236" draw:text-areas="0 0 ?f42 ?f43" svg:viewBox="0 0 0 0" draw:type="ooxml-non-primitive" draw:enhanced-path="M 0 694118 L 396258 0 474029 4016 1243407 1325983 1205142 1388236 396258 1388236 0 694118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118*logheight/1388236"/>
            <draw:equation draw:name="f16" draw:formula="396258*logwidth/1601400"/>
            <draw:equation draw:name="f17" draw:formula="0*logheight/1388236"/>
            <draw:equation draw:name="f18" draw:formula="474029*logwidth/1601400"/>
            <draw:equation draw:name="f19" draw:formula="4016*logheight/1388236"/>
            <draw:equation draw:name="f20" draw:formula="1601400*logwidth/1601400"/>
            <draw:equation draw:name="f21" draw:formula="694118*logheight/1388236"/>
            <draw:equation draw:name="f22" draw:formula="1205142*logwidth/1601400"/>
            <draw:equation draw:name="f23" draw:formula="1388236*logheight/1388236"/>
            <draw:equation draw:name="f24" draw:formula="396258*logwidth/1601400"/>
            <draw:equation draw:name="f25" draw:formula="1388236*logheight/1388236"/>
            <draw:equation draw:name="f26" draw:formula="0*logwidth/1601400"/>
            <draw:equation draw:name="f27" draw:formula="694118*logheight/1388236"/>
            <draw:equation draw:name="f28" draw:formula="0*logwidth/1243407"/>
            <draw:equation draw:name="f29" draw:formula="694118*logheight/1388236"/>
            <draw:equation draw:name="f30" draw:formula="396258*logwidth/1243407"/>
            <draw:equation draw:name="f31" draw:formula="0*logheight/1388236"/>
            <draw:equation draw:name="f32" draw:formula="474029*logwidth/1243407"/>
            <draw:equation draw:name="f33" draw:formula="4016*logheight/1388236"/>
            <draw:equation draw:name="f34" draw:formula="1243407*logwidth/1243407"/>
            <draw:equation draw:name="f35" draw:formula="1325983*logheight/1388236"/>
            <draw:equation draw:name="f36" draw:formula="1205142*logwidth/1243407"/>
            <draw:equation draw:name="f37" draw:formula="1388236*logheight/1388236"/>
            <draw:equation draw:name="f38" draw:formula="396258*logwidth/1243407"/>
            <draw:equation draw:name="f39" draw:formula="1388236*logheight/1388236"/>
            <draw:equation draw:name="f40" draw:formula="0*logwidth/1243407"/>
            <draw:equation draw:name="f41" draw:formula="694118*logheight/1388236"/>
            <draw:equation draw:name="f42" draw:formula="logwidth"/>
            <draw:equation draw:name="f43" draw:formula="logheight"/>
          </draw:enhanced-geometry>
        </draw:custom-shape>
        <draw:custom-shape draw:name="Freeform 99" draw:style-name="Mgr6" draw:text-style-name="MP3" draw:layer="layout" svg:width="3.449cm" svg:height="3.857cm" draw:transform="rotate (-0.523598775598299) translate (24.485cm 3.595cm)">
          <text:p/>
          <draw:enhanced-geometry draw:mirror-horizontal="false" draw:mirror-vertical="false" drawooo:sub-view-size="1241871 1388822" draw:text-areas="0 0 ?f42 ?f43" svg:viewBox="0 0 0 0" draw:type="ooxml-non-primitive" draw:enhanced-path="M 0 694704 L 396258 586 482002 0 1241871 1323912 1205142 1388822 396258 1388822 0 694704 Z N">
            <draw:equation draw:name="f0" draw:formula="0*logwidth/1601400"/>
            <draw:equation draw:name="f1" draw:formula="694118*logheight/1388236"/>
            <draw:equation draw:name="f2" draw:formula="396258*logwidth/1601400"/>
            <draw:equation draw:name="f3" draw:formula="0*logheight/1388236"/>
            <draw:equation draw:name="f4" draw:formula="1205142*logwidth/1601400"/>
            <draw:equation draw:name="f5" draw:formula="0*logheight/1388236"/>
            <draw:equation draw:name="f6" draw:formula="1601400*logwidth/1601400"/>
            <draw:equation draw:name="f7" draw:formula="694118*logheight/1388236"/>
            <draw:equation draw:name="f8" draw:formula="1205142*logwidth/1601400"/>
            <draw:equation draw:name="f9" draw:formula="1388236*logheight/1388236"/>
            <draw:equation draw:name="f10" draw:formula="396258*logwidth/1601400"/>
            <draw:equation draw:name="f11" draw:formula="1388236*logheight/1388236"/>
            <draw:equation draw:name="f12" draw:formula="0*logwidth/1601400"/>
            <draw:equation draw:name="f13" draw:formula="694118*logheight/1388236"/>
            <draw:equation draw:name="f14" draw:formula="0*logwidth/1601400"/>
            <draw:equation draw:name="f15" draw:formula="694704*logheight/1388822"/>
            <draw:equation draw:name="f16" draw:formula="396258*logwidth/1601400"/>
            <draw:equation draw:name="f17" draw:formula="586*logheight/1388822"/>
            <draw:equation draw:name="f18" draw:formula="482002*logwidth/1601400"/>
            <draw:equation draw:name="f19" draw:formula="0*logheight/1388822"/>
            <draw:equation draw:name="f20" draw:formula="1601400*logwidth/1601400"/>
            <draw:equation draw:name="f21" draw:formula="694704*logheight/1388822"/>
            <draw:equation draw:name="f22" draw:formula="1205142*logwidth/1601400"/>
            <draw:equation draw:name="f23" draw:formula="1388822*logheight/1388822"/>
            <draw:equation draw:name="f24" draw:formula="396258*logwidth/1601400"/>
            <draw:equation draw:name="f25" draw:formula="1388822*logheight/1388822"/>
            <draw:equation draw:name="f26" draw:formula="0*logwidth/1601400"/>
            <draw:equation draw:name="f27" draw:formula="694704*logheight/1388822"/>
            <draw:equation draw:name="f28" draw:formula="0*logwidth/1241871"/>
            <draw:equation draw:name="f29" draw:formula="694704*logheight/1388822"/>
            <draw:equation draw:name="f30" draw:formula="396258*logwidth/1241871"/>
            <draw:equation draw:name="f31" draw:formula="586*logheight/1388822"/>
            <draw:equation draw:name="f32" draw:formula="482002*logwidth/1241871"/>
            <draw:equation draw:name="f33" draw:formula="0*logheight/1388822"/>
            <draw:equation draw:name="f34" draw:formula="1241871*logwidth/1241871"/>
            <draw:equation draw:name="f35" draw:formula="1323912*logheight/1388822"/>
            <draw:equation draw:name="f36" draw:formula="1205142*logwidth/1241871"/>
            <draw:equation draw:name="f37" draw:formula="1388822*logheight/1388822"/>
            <draw:equation draw:name="f38" draw:formula="396258*logwidth/1241871"/>
            <draw:equation draw:name="f39" draw:formula="1388822*logheight/1388822"/>
            <draw:equation draw:name="f40" draw:formula="0*logwidth/1241871"/>
            <draw:equation draw:name="f41" draw:formula="694704*logheight/1388822"/>
            <draw:equation draw:name="f42" draw:formula="logwidth"/>
            <draw:equation draw:name="f43" draw:formula="logheight"/>
          </draw:enhanced-geometry>
        </draw:custom-shape>
      </draw:g>
      <draw:custom-shape draw:name="Rectangle 65" draw:style-name="Mgr11" draw:text-style-name="MP3" draw:layer="backgroundobjects" svg:width="22.859cm" svg:height="17.181cm" svg:x="1.27cm" svg:y="0.9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Mgr12" draw:text-style-name="MP3" draw:layer="backgroundobjects" svg:width="10.219cm" svg:height="1.941cm" svg:x="12.67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Mgr13" draw:text-style-name="MP3" draw:layer="backgroundobjects" svg:width="9.736cm" svg:height="1.732cm" svg:x="12.914cm" svg:y="-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9.512cm" svg:height="3.174cm" svg:x="2.899cm" svg:y="2.855cm" presentation:class="title" presentation:user-transformed="true">
        <draw:text-box>
          <text:p text:style-name="MP9"><text:span text:style-name="MT4">Cliquez pour éditer le format du texte-titreModifiez le style du titre</text:span></text:p>
        </draw:text-box>
      </draw:frame>
      <draw:frame draw:name="Content Placeholder 2" presentation:style-name="Mpr8" draw:text-style-name="MP17" draw:layer="backgroundobjects" svg:width="18.825cm" svg:height="9.746cm" svg:x="2.899cm" svg:y="6.455cm" presentation:class="outline" presentation:user-transformed="true">
        <draw:text-box>
          <text:list text:style-name="ML6">
            <text:list-item>
              <text:p text:style-name="MP11"><text:span text:style-name="MT5">Cliquez pour éditer le format du plan de texte</text:span></text:p>
              <text:list>
                <text:list-item>
                  <text:p text:style-name="MP11"><text:span text:style-name="MT5">Second niveau de plan</text:span></text:p>
                  <text:list>
                    <text:list-item>
                      <text:p text:style-name="MP11"><text:span text:style-name="MT5">Troisième niveau de plan</text:span></text:p>
                      <text:list>
                        <text:list-item>
                          <text:p text:style-name="MP11"><text:span text:style-name="MT5">Quatrième niveau de plan</text:span></text:p>
                          <text:list>
                            <text:list-item>
                              <text:p text:style-name="MP11"><text:span text:style-name="MT5">Cinquième niveau de plan</text:span></text:p>
                              <text:list>
                                <text:list-item>
                                  <text:p text:style-name="MP11"><text:span text:style-name="MT5">Sixième niveau de plan</text:span></text:p>
                                </text:list-item>
                              </text:list>
                            </text:list-item>
                          </text:list>
                        </text:list-item>
                      </text:list>
                    </text:list-item>
                  </text:list>
                </text:list-item>
              </text:list>
            </text:list-item>
          </text:list>
          <text:list text:style-name="ML7">
            <text:list-item>
              <text:p text:style-name="MP12"><text:span text:style-name="MT5">Septième niveau de planModifiez les styles du texte du masque</text:span></text:p>
            </text:list-item>
          </text:list>
          <text:list text:style-name="ML8">
            <text:list-item>
              <text:list>
                <text:list-item>
                  <text:p text:style-name="MP13"><text:span text:style-name="MT6">Deuxième niveau</text:span></text:p>
                </text:list-item>
              </text:list>
            </text:list-item>
          </text:list>
          <text:list text:style-name="ML9">
            <text:list-item>
              <text:list>
                <text:list-item>
                  <text:list>
                    <text:list-item>
                      <text:p text:style-name="MP14"><text:span text:style-name="MT7">Troisième niveau</text:span></text:p>
                    </text:list-item>
                  </text:list>
                </text:list-item>
              </text:list>
            </text:list-item>
          </text:list>
          <text:list text:style-name="ML10">
            <text:list-item>
              <text:list>
                <text:list-item>
                  <text:list>
                    <text:list-item>
                      <text:list>
                        <text:list-item>
                          <text:p text:style-name="MP15"><text:span text:style-name="MT8">Quatrième niveau</text:span></text:p>
                        </text:list-item>
                      </text:list>
                    </text:list-item>
                  </text:list>
                </text:list-item>
              </text:list>
            </text:list-item>
          </text:list>
          <text:list text:style-name="ML11">
            <text:list-item>
              <text:list>
                <text:list-item>
                  <text:list>
                    <text:list-item>
                      <text:list>
                        <text:list-item>
                          <text:list>
                            <text:list-item>
                              <text:p text:style-name="MP16"><text:span text:style-name="MT9">Cinquième niveau</text:span></text:p>
                            </text:list-item>
                          </text:list>
                        </text:list-item>
                      </text:list>
                    </text:list-item>
                  </text:list>
                </text:list-item>
              </text:list>
            </text:list-item>
          </text:list>
        </draw:text-box>
      </draw:frame>
      <draw:frame draw:name="Date Placeholder 3" presentation:style-name="Mpr9" draw:text-style-name="MP8" draw:layer="backgroundobjects" svg:width="5.926cm" svg:height="1.013cm" svg:x="16.659cm" svg:y="0.624cm" presentation:class="date-time" presentation:user-transformed="true">
        <draw:text-box>
          <text:p text:style-name="MP18"><text:span text:style-name="MT10"><text:date style:data-style-name="D1" text:date-value="2015-10-23">23/10/2015</text:date></text:span></text:p>
        </draw:text-box>
      </draw:frame>
      <draw:frame draw:name="Footer Placeholder 4" presentation:style-name="Mpr9" draw:text-style-name="MP8" draw:layer="backgroundobjects" svg:width="9.727cm" svg:height="1.013cm" svg:x="12.893cm" svg:y="16.256cm" presentation:class="footer" presentation:user-transformed="true">
        <draw:text-box>
          <text:p/>
        </draw:text-box>
      </draw:frame>
      <draw:frame draw:name="Slide Number Placeholder 5" presentation:style-name="Mpr9" draw:text-style-name="MP8" draw:layer="backgroundobjects" svg:width="3.699cm" svg:height="1.013cm" svg:x="12.914cm" svg:y="0.624cm" presentation:class="page-number" presentation:user-transformed="true">
        <draw:text-box>
          <text:p text:style-name="MP6"><text:span text:style-name="MT10"><text:page-number>&lt;numéro&gt;</text:page-number></text:span></text:p>
        </draw:text-box>
      </draw:frame>
      <presentation:notes style:page-layout-name="PM0">
        <draw:page-thumbnail presentation:style-name="Titre_20_et_20_contenu-title" draw:layer="backgroundobjects" svg:width="14.848cm" svg:height="11.136cm" svg:x="3.075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presentation:header/></text:p>
          </draw:text-box>
        </draw:frame>
        <draw:frame presentation:style-name="Mpr10" draw:text-style-name="MP2" draw:layer="backgroundobjects" svg:width="9.113cm" svg:height="1.484cm" svg:x="11.886cm" svg:y="0cm" presentation:class="date-time">
          <draw:text-box>
            <text:p text:style-name="MP2"><presentation:date-time/></text:p>
          </draw:text-box>
        </draw:frame>
        <draw:frame presentation:style-name="Mpr11" draw:text-style-name="MP1" draw:layer="backgroundobjects" svg:width="9.113cm" svg:height="1.484cm" svg:x="0cm" svg:y="28.215cm" presentation:class="footer">
          <draw:text-box>
            <text:p text:style-name="MP1"><presentation:footer/></text:p>
          </draw:text-box>
        </draw:frame>
        <draw:frame presentation:style-name="Mpr11"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oupe 7</dc:title>
    <meta:initial-creator>Portable APIE</meta:initial-creator>
    <meta:editing-cycles>7</meta:editing-cycles>
    <meta:creation-date>2015-10-13T14:17:37</meta:creation-date>
    <dc:date>2015-10-23T14:36:47.008000000</dc:date>
    <meta:editing-duration>PT58S</meta:editing-duration>
    <meta:generator>LibreOffice/4.3.7.2.0$Windows_x86 LibreOffice_project/48a90ee55c9f053c937b3e8638cc753652d70536</meta:generator>
    <meta:document-statistic meta:object-count="171"/>
    <meta:user-defined meta:name="AppVersion">14.0000</meta:user-defined>
    <meta:user-defined meta:name="Company">MINEF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Austin" xlink:href=""/>
  </office:meta>
</office:document-meta>
</file>